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ext_20_body">
      <style:paragraph-properties fo:text-align="start" style:justify-single-word="false"/>
      <style:text-properties fo:color="#2a6099" loext:opacity="100%" fo:font-size="24pt" fo:font-style="italic" officeooo:rsid="001b1389" officeooo:paragraph-rsid="001b1389" style:font-size-asian="24pt" style:font-style-asian="italic" style:font-size-complex="24pt" style:font-style-complex="italic"/>
    </style:style>
    <style:style style:name="P3" style:family="paragraph" style:parent-style-name="Text_20_body">
      <style:paragraph-properties fo:text-align="end" style:justify-single-word="false"/>
      <style:text-properties officeooo:paragraph-rsid="001b1389"/>
    </style:style>
    <style:style style:name="T1" style:family="text">
      <style:text-properties fo:font-weight="bold"/>
    </style:style>
    <style:style style:name="T2" style:family="text">
      <style:text-properties fo:font-weight="bold" officeooo:rsid="001b1389"/>
    </style:style>
    <style:style style:name="T3" style:family="text">
      <style:text-properties fo:font-style="italic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font-weight="bold" style:font-size-asian="15pt" style:font-size-complex="15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size-complex="16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b1389" style:font-weight-asian="normal" style:font-weight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bold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Informática</text:span></text:p>
      <text:p text:style-name="P3"><text:span text:style-name="T2">Origem: </text:span><text:span text:style-name="T9">Informática – Wikipédia, a enciclopédia livre</text:span></text:p>
      <text:p text:style-name="P3"><text:span text:style-name="T9"/></text:p>
      <text:p text:style-name="Text_20_body"><text:span text:style-name="T11">Informática</text:span><text:span text:style-name="T10"> é um termo usado para descrever o conjunto das </text:span><text:a xlink:type="simple" xlink:href="https://pt.wikipedia.org/wiki/Ciência" text:style-name="Internet_20_link" text:visited-style-name="Visited_20_Internet_20_Link"><text:span text:style-name="T10">ciências</text:span></text:a><text:span text:style-name="T10"> relacionadas à coleta, </text:span><text:a xlink:type="simple" xlink:href="https://pt.wikipedia.org/wiki/Armazenamento" text:style-name="Internet_20_link" text:visited-style-name="Visited_20_Internet_20_Link"><text:span text:style-name="T10">armazenamento</text:span></text:a><text:span text:style-name="T10">, transmissão e processamento de </text:span><text:a xlink:type="simple" xlink:href="https://pt.wikipedia.org/wiki/Informação" text:style-name="Internet_20_link" text:visited-style-name="Visited_20_Internet_20_Link"><text:span text:style-name="T10">informações</text:span></text:a><text:span text:style-name="T10"> nos </text:span><text:a xlink:type="simple" xlink:href="https://pt.wikipedia.org/wiki/Digital" text:style-name="Internet_20_link" text:visited-style-name="Visited_20_Internet_20_Link"><text:span text:style-name="T10">meios digitais</text:span></text:a><text:span text:style-name="T10">, estando incluídas neste grupo: a </text:span><text:a xlink:type="simple" xlink:href="https://pt.wikipedia.org/wiki/Ciência_da_computação" text:style-name="Internet_20_link" text:visited-style-name="Visited_20_Internet_20_Link"><text:span text:style-name="T10">ciência da computação</text:span></text:a><text:span text:style-name="T10">, os </text:span><text:a xlink:type="simple" xlink:href="https://pt.wikipedia.org/wiki/Sistemas_de_informação" text:style-name="Internet_20_link" text:visited-style-name="Visited_20_Internet_20_Link"><text:span text:style-name="T10">sistemas de informação</text:span></text:a><text:span text:style-name="T10">, a </text:span><text:a xlink:type="simple" xlink:href="https://pt.wikipedia.org/wiki/Teoria_da_informação" text:style-name="Internet_20_link" text:visited-style-name="Visited_20_Internet_20_Link"><text:span text:style-name="T10">teoria da informação</text:span></text:a><text:span text:style-name="T10">, o </text:span><text:a xlink:type="simple" xlink:href="https://pt.wikipedia.org/wiki/Cálculo" text:style-name="Internet_20_link" text:visited-style-name="Visited_20_Internet_20_Link"><text:span text:style-name="T10">processo de cálculo</text:span></text:a><text:span text:style-name="T10">, a </text:span><text:a xlink:type="simple" xlink:href="https://pt.wikipedia.org/wiki/Análise_numérica" text:style-name="Internet_20_link" text:visited-style-name="Visited_20_Internet_20_Link"><text:span text:style-name="T10">análise numérica</text:span></text:a><text:span text:style-name="T10"> e, os métodos teóricos da representação dos conhecimentos e da modelagem dos problemas. Mas também, resumidamente, a informática é a </text:span><text:a xlink:type="simple" xlink:href="https://pt.wikipedia.org/wiki/Ciência" text:style-name="Internet_20_link" text:visited-style-name="Visited_20_Internet_20_Link"><text:span text:style-name="T10">ciência</text:span></text:a><text:span text:style-name="T10"> que estuda o conjunto de informações e conhecimentos por meios digitais.</text:span></text:p>
      <text:p text:style-name="Text_20_body"><text:span text:style-name="T10">O termo informática, sendo dicionarizado com o mesmo significado amplo nos dois lados do </text:span><text:a xlink:type="simple" xlink:href="https://pt.wikipedia.org/wiki/Atlântico" text:style-name="Internet_20_link" text:visited-style-name="Visited_20_Internet_20_Link"><text:span text:style-name="T10">Atlântico</text:span></text:a><text:span text:style-name="T10">, assume em </text:span><text:a xlink:type="simple" xlink:href="https://pt.wikipedia.org/wiki/Portugal" text:style-name="Internet_20_link" text:visited-style-name="Visited_20_Internet_20_Link"><text:span text:style-name="T10">Portugal</text:span></text:a><text:span text:style-name="T10"> o sentido </text:span><text:a xlink:type="simple" xlink:href="https://pt.wikipedia.org/wiki/Sinônimo" text:style-name="Internet_20_link" text:visited-style-name="Visited_20_Internet_20_Link"><text:span text:style-name="T10">sinônimo</text:span></text:a><text:span text:style-name="T10"> da </text:span><text:a xlink:type="simple" xlink:href="https://pt.wikipedia.org/wiki/Ciência_da_computação" text:style-name="Internet_20_link" text:visited-style-name="Visited_20_Internet_20_Link"><text:span text:style-name="T10">ciência da computação</text:span></text:a><text:span text:style-name="T10">, enquanto que no </text:span><text:a xlink:type="simple" xlink:href="https://pt.wikipedia.org/wiki/Brasil" text:style-name="Internet_20_link" text:visited-style-name="Visited_20_Internet_20_Link"><text:span text:style-name="T10">Brasil</text:span></text:a><text:span text:style-name="T10"> é habitualmente usado para rever especificamente o processo de tratamento da informação por meio de </text:span><text:a xlink:type="simple" xlink:href="https://pt.wikipedia.org/wiki/Computador" text:style-name="Internet_20_link" text:visited-style-name="Visited_20_Internet_20_Link"><text:span text:style-name="T10">computadores</text:span></text:a><text:span text:style-name="T10">. 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0:56:14.920545538</meta:creation-date>
    <dc:date>2023-04-19T11:06:08.440296332</dc:date>
    <meta:editing-duration>PT52S</meta:editing-duration>
    <meta:editing-cycles>1</meta:editing-cycles>
    <meta:document-statistic meta:table-count="0" meta:image-count="0" meta:object-count="0" meta:page-count="1" meta:paragraph-count="4" meta:word-count="130" meta:character-count="896" meta:non-whitespace-character-count="768"/>
    <meta:generator>LibreOffice/7.4.5.1$Linux_X86_64 LibreOffice_project/40$Build-1</meta:generator>
  </office:meta>
</office:document-meta>
</file>